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23d" officeooo:paragraph-rsid="000d12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19:52.722708983</meta:creation-date>
    <dc:date>2017-11-07T15:20:16.570376516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5.3.1.2$Linux_X86_64 LibreOffice_project/30m0$Build-2</meta:generator>
  </office:meta>
</office:document-meta>
</file>